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5 : Utilisez les données publiques de l'openfoodfacts:</text:p>
      <text:p text:style-name="P1">User Stories :</text:p>
      <text:p text:style-name="P1"/>
      <text:p text:style-name="P2">En tant que Pierre, je veux saisir 1 dans la console pour rechercher un aliment.</text:p>
      <text:p text:style-name="P2">En tant que Paul, je veux saisir 2 dans la console pour retrouver mes aliments enregistrés.</text:p>
      <text:p text:style-name="P2">En tant que Paul, je veux resaisir un chiffre si j'ai entré autre-chose par erreur pour rectifier mon erreur.</text:p>
      <text:p text:style-name="P2">En tant que Pierre, je veux saisir un chiffre correspondant à une catégorie d'aliments pour effectuer ma recherche dans cette catégorie.</text:p>
      <text:p text:style-name="P2">En tant que Paul, je veux revenir en arrière pour changer de rubrique</text:p>
      <text:p text:style-name="P2">En tant que Pierre, je veux entrer un chiffre pour sélectionner un aliment parmis ceux proposés. </text:p>
      <text:p text:style-name="P2">En tant que Pierre, je veux pour afficher un substitut à ce produit.</text:p>
      <text:p text:style-name="P2">En tant que Pierre, je veux revenir à l'affichage de la liste des aliments.</text:p>
      <text:p text:style-name="P2">En tant que Pierre, Je veux enregistrer ce produit dans la base de données de l'appli, pour le retrouver plus tard.</text:p>
      <text:p text:style-name="P2"/>
      <text:p text:style-name="P2">En tant que Paul, je ve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7M56S</meta:editing-duration>
    <meta:editing-cycles>4</meta:editing-cycles>
    <meta:generator>OpenOffice/4.1.1$Win32 OpenOffice.org_project/411m6$Build-9775</meta:generator>
    <dc:date>2019-07-17T17:01:43.42</dc:date>
    <meta:document-statistic meta:table-count="0" meta:image-count="0" meta:object-count="0" meta:page-count="1" meta:paragraph-count="12" meta:word-count="166" meta:character-count="940"/>
    <meta:user-defined meta:name="Info 1"/>
    <meta:user-defined meta:name="Info 2"/>
    <meta:user-defined meta:name="Info 3"/>
    <meta:user-defined meta:name="Info 4"/>
  </office:meta>
</office:document-meta>
</file>